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fo:language="zxx" fo:country="none" officeooo:rsid="0010b523" officeooo:paragraph-rsid="0010b523" style:language-asian="zxx" style:country-asian="none" style:language-complex="zxx" style:country-complex="none"/>
    </style:style>
    <style:style style:name="P2" style:family="paragraph" style:parent-style-name="Heading_20_1">
      <style:text-properties fo:language="zxx" fo:country="none" style:language-asian="zxx" style:country-asian="none" style:language-complex="zxx" style:country-complex="none"/>
    </style:style>
    <style:style style:name="P3" style:family="paragraph" style:parent-style-name="Text_20_body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4" style:family="paragraph" style:parent-style-name="Text_20_body">
      <style:text-properties fo:language="zxx" fo:country="none" fo:font-weight="bold" officeooo:paragraph-rsid="0015eb63" style:language-asian="zxx" style:country-asian="none" style:font-weight-asian="bold" style:language-complex="zxx" style:country-complex="none" style:font-weight-complex="bold"/>
    </style:style>
    <style:style style:name="P5" style:family="paragraph" style:parent-style-name="Text_20_body" style:list-style-name="L1">
      <style:text-properties fo:language="zxx" fo:country="none" fo:font-weight="bold" officeooo:rsid="00163955" officeooo:paragraph-rsid="00163955" style:language-asian="zxx" style:country-asian="none" style:font-weight-asian="bold" style:language-complex="zxx" style:country-complex="none" style:font-weight-complex="bold"/>
    </style:style>
    <style:style style:name="P6" style:family="paragraph" style:parent-style-name="Text_20_body" style:list-style-name="L1">
      <style:text-properties fo:language="zxx" fo:country="none" fo:font-weight="bold" officeooo:rsid="00163955" officeooo:paragraph-rsid="001685aa" style:language-asian="zxx" style:country-asian="none" style:font-weight-asian="bold" style:language-complex="zxx" style:country-complex="none" style:font-weight-complex="bold"/>
    </style:style>
    <style:style style:name="P7" style:family="paragraph" style:parent-style-name="Text_20_body" style:list-style-name="L2">
      <style:text-properties fo:language="zxx" fo:country="none" fo:font-weight="bold" officeooo:rsid="00163955" officeooo:paragraph-rsid="00163955" style:language-asian="zxx" style:country-asian="none" style:font-weight-asian="bold" style:language-complex="zxx" style:country-complex="none" style:font-weight-complex="bold"/>
    </style:style>
    <style:style style:name="P8" style:family="paragraph" style:parent-style-name="Text_20_body">
      <style:text-properties fo:language="zxx" fo:country="none" fo:font-weight="bold" officeooo:paragraph-rsid="00163955" style:language-asian="zxx" style:country-asian="none" style:font-weight-asian="bold" style:language-complex="zxx" style:country-complex="none" style:font-weight-complex="bold"/>
    </style:style>
    <style:style style:name="P9" style:family="paragraph" style:parent-style-name="Text_20_body">
      <style:text-properties fo:language="zxx" fo:country="none" fo:font-weight="bold" officeooo:paragraph-rsid="001685aa" style:language-asian="zxx" style:country-asian="none" style:font-weight-asian="bold" style:language-complex="zxx" style:country-complex="none" style:font-weight-complex="bold"/>
    </style:style>
    <style:style style:name="P10" style:family="paragraph" style:parent-style-name="Text_20_body">
      <style:text-properties fo:language="zxx" fo:country="none" fo:font-weight="bold" officeooo:paragraph-rsid="0017d626" style:language-asian="zxx" style:country-asian="none" style:font-weight-asian="bold" style:language-complex="zxx" style:country-complex="none" style:font-weight-complex="bold"/>
    </style:style>
    <style:style style:name="P11" style:family="paragraph" style:parent-style-name="Text_20_body">
      <style:text-properties fo:language="zxx" fo:country="none" fo:font-weight="bold" officeooo:paragraph-rsid="0019b524" style:language-asian="zxx" style:country-asian="none" style:font-weight-asian="bold" style:language-complex="zxx" style:country-complex="none" style:font-weight-complex="bold"/>
    </style:style>
    <style:style style:name="P12" style:family="paragraph" style:parent-style-name="Text_20_body">
      <style:text-properties fo:language="zxx" fo:country="none" fo:font-weight="bold" officeooo:paragraph-rsid="001e9d87" style:language-asian="zxx" style:country-asian="none" style:font-weight-asian="bold" style:language-complex="zxx" style:country-complex="none" style:font-weight-complex="bold"/>
    </style:style>
    <style:style style:name="P13" style:family="paragraph" style:parent-style-name="Text_20_body" style:list-style-name="L1">
      <style:text-properties officeooo:paragraph-rsid="001685aa"/>
    </style:style>
    <style:style style:name="P14" style:family="paragraph" style:parent-style-name="Text_20_body">
      <style:text-properties officeooo:rsid="0017d626" officeooo:paragraph-rsid="0017d626"/>
    </style:style>
    <style:style style:name="P15" style:family="paragraph" style:parent-style-name="Text_20_body">
      <style:text-properties officeooo:rsid="001c428e" officeooo:paragraph-rsid="001c428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32f93" style:font-weight-asian="normal" style:font-weight-complex="normal"/>
    </style:style>
    <style:style style:name="T3" style:family="text">
      <style:text-properties fo:font-weight="normal" officeooo:rsid="00134cfc" style:font-weight-asian="normal" style:font-weight-complex="normal"/>
    </style:style>
    <style:style style:name="T4" style:family="text">
      <style:text-properties fo:font-weight="normal" officeooo:rsid="0013f1c7" style:font-weight-asian="normal" style:font-weight-complex="normal"/>
    </style:style>
    <style:style style:name="T5" style:family="text">
      <style:text-properties fo:font-weight="normal" officeooo:rsid="0015eb63" style:font-weight-asian="normal" style:font-weight-complex="normal"/>
    </style:style>
    <style:style style:name="T6" style:family="text">
      <style:text-properties fo:font-weight="normal" officeooo:rsid="001685aa" style:font-weight-asian="normal" style:font-weight-complex="normal"/>
    </style:style>
    <style:style style:name="T7" style:family="text">
      <style:text-properties fo:font-weight="normal" officeooo:rsid="0017d626" style:font-weight-asian="normal" style:font-weight-complex="normal"/>
    </style:style>
    <style:style style:name="T8" style:family="text">
      <style:text-properties fo:font-weight="normal" officeooo:rsid="0019b524" style:font-weight-asian="normal" style:font-weight-complex="normal"/>
    </style:style>
    <style:style style:name="T9" style:family="text">
      <style:text-properties fo:font-weight="normal" officeooo:rsid="001ba2a2" style:font-weight-asian="normal" style:font-weight-complex="normal"/>
    </style:style>
    <style:style style:name="T10" style:family="text">
      <style:text-properties fo:font-weight="normal" officeooo:rsid="001c428e" style:font-weight-asian="normal" style:font-weight-complex="normal"/>
    </style:style>
    <style:style style:name="T11" style:family="text">
      <style:text-properties fo:font-weight="normal" officeooo:rsid="001c9ad6" style:font-weight-asian="normal" style:font-weight-complex="normal"/>
    </style:style>
    <style:style style:name="T12" style:family="text">
      <style:text-properties fo:font-weight="normal" officeooo:rsid="001e6343" style:font-weight-asian="normal" style:font-weight-complex="normal"/>
    </style:style>
    <style:style style:name="T13" style:family="text">
      <style:text-properties fo:font-weight="normal" officeooo:rsid="001e9d87" style:font-weight-asian="normal" style:font-weight-complex="normal"/>
    </style:style>
    <style:style style:name="T14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5" style:family="text">
      <style:text-properties fo:language="zxx" fo:country="none" fo:font-weight="bold" officeooo:rsid="00163955" style:language-asian="zxx" style:country-asian="none" style:font-weight-asian="bold" style:language-complex="zxx" style:country-complex="none" style:font-weight-complex="bold"/>
    </style:style>
    <style:style style:name="T16" style:family="text">
      <style:text-properties fo:language="zxx" fo:country="none" fo:font-weight="normal" officeooo:rsid="001685aa" style:language-asian="zxx" style:country-asian="none" style:font-weight-asian="normal" style:language-complex="zxx" style:country-complex="none" style:font-weight-complex="normal"/>
    </style:style>
    <style:style style:name="T17" style:family="text">
      <style:text-properties fo:language="zxx" fo:country="none" style:language-asian="zxx" style:country-asian="none" style:language-complex="zxx" style:country-complex="non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Details</text:h>
      <text:p text:style-name="P3">Name:<text:span text:style-name="T1"> </text:span><text:span text:style-name="T2">Name des Templates. Wird benötigt beim definieren vom Menüpunkt. Muss einzigartig sein, kann ansonsten frei gewählt werden.</text:span></text:p>
      <text:p text:style-name="P3">Tabellenname:<text:span text:style-name="T1"> </text:span><text:span text:style-name="T2">Der Name der Tabelle in der Datenbank.</text:span></text:p>
      <text:p text:style-name="P3">ID Feld Name:<text:span text:style-name="T1"> </text:span><text:span text:style-name="T2">Das Datenbankfeld, welches den Primärschlüssel der Tabelle enthält. Heisst in den meisten Fällen 'id' oder ähnlich. Wird für Navigation und verbundene Tabellen benötigt.</text:span></text:p>
      <text:p text:style-name="P8">SQL Kondition:<text:span text:style-name="T1"> </text:span><text:span text:style-name="T3">Optionale SQL Bedingungen, um die angezeigten Einträge einzuschränken. Muss in SQL Syntax geschrieben sein. Z.B. "alter &gt;= 18 AND alter &lt;= 24" um nur Personen mit alter von 18 bis 24 zu laden. </text:span><text:span text:style-name="T5">Hier sind einige Variablen via Twig Templating verfügbar:</text:span></text:p>
      <text:list text:style-name="L2">
        <text:list-item>
          <text:p text:style-name="P7"><text:span text:style-name="T5">U</text:span><text:span text:style-name="T1">RL Parameter (weiter unten erklärt). Z.B.: {{ urlParameters.sektionId }}</text:span></text:p>
        </text:list-item>
        <text:list-item>
          <text:p text:style-name="P7"><text:span text:style-name="T1">ID der eingeloggten Users: {{ userid }}</text:span></text:p>
        </text:list-item>
        <text:list-item>
          <text:p text:style-name="P7"><text:span text:style-name="T1">Username der eingelotten Users: {{ username }}</text:span></text:p>
        </text:list-item>
      </text:list>
      <text:p text:style-name="P3">Sortierung:<text:span text:style-name="T1"> </text:span><text:span text:style-name="T4">Hier kann optional eine oder mehrere Sortierungen angegeben werden, in SQL Format. Z.B. "alter ASC" um nach Alter (tief zu hoch) zu sortieren.</text:span></text:p>
      <text:p text:style-name="P3">Limit:<text:span text:style-name="T1"> </text:span><text:span text:style-name="T4">Hier kann ein Limit gesetzt werden, wie viele Einträge geladen werden. Kann eine Nummer sein, oder leer gelassen werden (kein Limit).</text:span></text:p>
      <text:p text:style-name="P3">Suche Aktivieren:<text:span text:style-name="T1"> </text:span><text:span text:style-name="T5">Wenn angewählt, zeigt ein Suchfeld oben am Template an, welches alle Felder der Tabelle durchsuchen kann.</text:span></text:p>
      <text:p text:style-name="P3">Pagination Aktivieren:<text:span text:style-name="T1"> </text:span><text:span text:style-name="T5">Wenn angewählt, spaltet die Einträge in mehrere Seiten auf, die durch die Navigation unter dem Template angesteuert werden können. Funktioniert nur, wenn eine Seitenlänge angegeben ist (siehe unten).</text:span></text:p>
      <text:p text:style-name="P3">Seitenlänge:<text:span text:style-name="T1"> </text:span><text:span text:style-name="T5">Definiert die Länge einer Seite, wenn Pagination Aktivieren angewählt ist.</text:span></text:p>
      <text:h text:style-name="P2" text:outline-level="1">Templates</text:h>
      <text:p text:style-name="P3">Header:<text:span text:style-name="T1"> </text:span><text:span text:style-name="T5">HTML snippet, welches vor dem Template angezeigt wird.</text:span></text:p>
      <text:p text:style-name="P3">Template:<text:span text:style-name="T1"> </text:span><text:span text:style-name="T5">HTML snippet, welches für jeden geladenen Eintrag in der Tabelle angezeigt wird. Hier sind einige Variablen via Twig Templating verfügbar:</text:span></text:p>
      <text:list text:style-name="L1">
        <text:list-item>
          <text:p text:style-name="P5"><text:span text:style-name="T5">D</text:span><text:span text:style-name="T1">aten des aktuellen Eintrages. Z.B.: {{ data.name }}</text:span></text:p>
        </text:list-item>
        <text:list-item>
          <text:p text:style-name="P5"><text:span text:style-name="T5">U</text:span><text:span text:style-name="T1">RL Parameter (weiter unten erklärt). Z.B.: {{ urlParameters.sektionId }}</text:span></text:p>
        </text:list-item>
        <text:list-item>
          <text:p text:style-name="P5"><text:span text:style-name="T1">URL zu Detailseite: {{ detailUrl }}. Auch als Anchor {{ detailLink }} oder als Button {{ detailButton }}.</text:span><text:span text:style-name="T15"/></text:p>
        </text:list-item>
        <text:list-item>
          <text:p text:style-name="P5"><text:span text:style-name="T1">URL zu Editseite: {{ editUrl }}. Auch als Anchor {{ editLink }} oder als Button {{ editButton }}.</text:span></text:p>
        </text:list-item>
        <text:list-item>
          <text:p text:style-name="P5"><text:span text:style-name="T1">URL zu Kontaktseite: {{ contactUrl }}. Auch als Anchor {{ contactLink }} oder als Button {{ contactButton }}.</text:span></text:p>
        </text:list-item>
      </text:list>
      <text:p text:style-name="P4"><text:soft-page-break/>Footer:<text:span text:style-name="T1"> </text:span><text:span text:style-name="T5">HTML snippet, welches nach dem Template angezeigt wird.</text:span></text:p>
      <text:p text:style-name="P9">Detail Template:<text:span text:style-name="T1"> </text:span><text:span text:style-name="T6">HTML snippet, welches die Detailseite eines Eintrages darstellt.</text:span><text:span text:style-name="T5">Hier sind einige Variablen via Twig Templating verfügbar:</text:span></text:p>
      <text:list text:continue-numbering="true" text:style-name="L1">
        <text:list-item>
          <text:p text:style-name="P6"><text:span text:style-name="T5">D</text:span><text:span text:style-name="T1">aten des aktuellen Eintrages. Z.B.: {{ data.name }}</text:span></text:p>
        </text:list-item>
        <text:list-item>
          <text:p text:style-name="P6"><text:span text:style-name="T5">U</text:span><text:span text:style-name="T1">RL Parameter (weiter unten erklärt). Z.B.: {{ urlParameters.sektionId }}</text:span></text:p>
        </text:list-item>
        <text:list-item>
          <text:p text:style-name="P6"><text:span text:style-name="T1">URL zu Detailseite: {{ detailUrl }}. Auch als Anchor {{ detailLink }} oder als Button {{ detailButton }}.</text:span></text:p>
        </text:list-item>
        <text:list-item>
          <text:p text:style-name="P6"><text:span text:style-name="T1">URL zu Editseite: {{ editUrl }}. Auch als Anchor {{ editLink }} oder als Button {{ editButton }}.</text:span></text:p>
        </text:list-item>
        <text:list-item>
          <text:p text:style-name="P13"><text:span text:style-name="T16">URL zu Kontaktseite: {{ contactUrl }}. Auch als Anchor {{ contactLink }} oder als Button {{ contactButton }}.</text:span></text:p>
        </text:list-item>
      </text:list>
      <text:p text:style-name="P3">Detailseite Zeigen:<text:span text:style-name="T1"> </text:span><text:span text:style-name="T6">Aktiviert die Detailseite wenn angewählt. Ansonsten wird der User auf die Liste weitergeleitet.</text:span></text:p>
      <text:h text:style-name="P2" text:outline-level="1">Felder</text:h>
      <text:p text:style-name="P14"><text:span text:style-name="T17">Hier werden alle Tabellenfelder definiert, die später im Template und auf der Detailseite verfügbar sind (wie {{ data.name }}).</text:span></text:p>
      <text:p text:style-name="P3">Name:<text:span text:style-name="T1"> </text:span><text:span text:style-name="T6">Der Name des Feldes in der Datenbank. </text:span><text:span text:style-name="T7">Bestimmt auch wie das Feld im Template angesprochen wird. Z.B.: Name = "geburtsdatum" -&gt; {{ data.geburtsdatum }} im Template.</text:span></text:p>
      <text:p text:style-name="P3">Im Formular Anzeigen:<text:span text:style-name="T1"> </text:span><text:span text:style-name="T6">Ob das Feld auf der Editseite und der Neuseite angezeigt werden soll, bzw. ob das Feld durch den User bearbeitbar sein soll.</text:span></text:p>
      <text:p text:style-name="P10">Label:<text:span text:style-name="T1"> </text:span><text:span text:style-name="T6">(Nur wenn im Formular angezeigt) </text:span><text:span text:style-name="T7">Wie das Feld </text:span><text:span text:style-name="T6">auf der Editseite und der Neuseite </text:span><text:span text:style-name="T7">bezeichnet wird.</text:span></text:p>
      <text:p text:style-name="P10">Typ:<text:span text:style-name="T1"> </text:span><text:span text:style-name="T6">(Nur wenn im Formular angezeigt) </text:span><text:span text:style-name="T7">Der Typ des Feldes. Dies ist wichtig für die interne Validierung und die Art den Inputfeldes.</text:span></text:p>
      <text:p text:style-name="P10">Erforderlich:<text:span text:style-name="T1"> </text:span><text:span text:style-name="T7">Wenn angewählt, kann das Feld nicht leer sein <text:s/></text:span><text:span text:style-name="T6">auf der Editseite und der Neuseite.</text:span></text:p>
      <text:h text:style-name="P2" text:outline-level="1">URL Parameter</text:h>
      <text:p text:style-name="P14"><text:span text:style-name="T17">Hier können URL Parameter definiert werden, die später im Template und auf der Detailseite verfügbar sind (wie {{ urlParameters.sektionId }}), oder eine SQL Kondition beinflussen können.</text:span></text:p>
      <text:p text:style-name="P11">Name:<text:span text:style-name="T1"> </text:span><text:span text:style-name="T7">Der Name des Parameters. </text:span><text:span text:style-name="T8">Wenn dieser Name als Parameter in der URL vorhanden ist, wird der Wert </text:span><text:span text:style-name="T7">im Template oder in den SQL Konditionen</text:span><text:span text:style-name="T8"> verfügbar gemacht</text:span><text:span text:style-name="T7">. Bestimmt auch wie der Parameter im Template oder in den SQL Konditionen angesprochen wird. Z.B.: Name = "sektionId" -&gt; {{ urlParameters.sektionId }} im Template und SQL Kondition.</text:span></text:p>
      <text:p text:style-name="P3">Default:<text:span text:style-name="T1"> </text:span><text:span text:style-name="T8">Wenn der Parameter nicht in der URL vorhanden ist, wird stattdessen der Default Wert verwendet.</text:span></text:p>
      <text:p text:style-name="P3"><text:soft-page-break/>In DB Einfügen:<text:span text:style-name="T1"> </text:span><text:span text:style-name="T8">Wenn angewählt, wird der Wert des URL Parameters in die Datenbank eingetragen, wenn ein Eintrag bearbeitet oder erstellt wird. Der Parameter muss den gleichen Namen haben, wie das Datenbankfeld.</text:span></text:p>
      <text:h text:style-name="P2" text:outline-level="1">Verbundene Tabellen</text:h>
      <text:p text:style-name="P15"><text:span text:style-name="T17">Hier können mehrere Tabellen definiert werden, die auf verschiedene Arten zur Haupttabelle verbunden sind. Diese werden an die relevanten Einträge gebunden und sind im Template verfügbar. Z.B.: {{ data.sektion }}. Wird immer als array gespeichert, muss also in einer Schleife ausgegeben werden, wie {% for sektion in data.sektion %} {{ sektion.name }} {% endfor %}.</text:span></text:p>
      <text:p text:style-name="P3">DB Name:<text:span text:style-name="T1"> </text:span><text:span text:style-name="T9">Der Name der Tabelle in der Datenbank.</text:span></text:p>
      <text:p text:style-name="P3">Eindeutige Interne Bezeichnung:<text:span text:style-name="T1"> </text:span><text:span text:style-name="T9">Wie die Tabelle im Template bezeichnet wird (wie {{ data.INTERNE_BEZEICHNUNG }}), sowie wie die Komponente die Tabelle intern bezeichnet. </text:span><text:span text:style-name="T10">Muss einzigartig sein, kann ansonsten frei gewählt werden.</text:span></text:p>
      <text:p text:style-name="P12">Anzeigename:<text:span text:style-name="T1"> </text:span><text:span text:style-name="T6">(Nur wenn im Formular angezeigt) </text:span><text:span text:style-name="T7">Wie </text:span><text:span text:style-name="T11">die verbundene Tabelle</text:span><text:span text:style-name="T7"> </text:span><text:span text:style-name="T6">auf der Editseite und der Neuseite </text:span><text:span text:style-name="T7">bezeichnet wird.</text:span></text:p>
      <text:p text:style-name="P12">Label Feld:<text:span text:style-name="T1"> </text:span><text:span text:style-name="T6">(Nur wenn im Formular angezeigt) </text:span><text:span text:style-name="T12">Auf der Editseite und der Neuseite, das Feld der verbundenen Tabelle, welches verwendet wird, um die Optionen der verbundenen Tabelle zu betiteln. </text:span></text:p>
      <text:p text:style-name="P3">Felder:<text:span text:style-name="T1"> </text:span><text:span text:style-name="T12">Welche Felder von der verbundenen Tabelle geladen werden soll. Mehrere Felder werden mit Kommas getrennt. Z.B.: "name,email,geburtsdatum".</text:span></text:p>
      <text:p text:style-name="P12">Im Formular Anzeigen:<text:span text:style-name="T1"> </text:span><text:span text:style-name="T6">Ob </text:span><text:span text:style-name="T13">die verbundene Tabelle</text:span><text:span text:style-name="T6"> auf der Editseite und der Neuseite angezeigt werden soll, bzw. ob </text:span><text:span text:style-name="T13">die verbundene Tabelle</text:span><text:span text:style-name="T6"> durch den User bearbeitbar sein soll.</text:span></text:p>
      <text:p text:style-name="P3">Verbindungstyp:<text:span text:style-name="T1"> </text:span><text:span text:style-name="T13">Wie die verbundene Tabelle and die Haupttabelle verknüpft ist (siehe unten).</text:span></text:p>
      <text:h text:style-name="P2" text:outline-level="1">Kontaktformular</text:h>
      <text:p text:style-name="P3">E-Mail DB Feld</text:p>
      <text:p text:style-name="P3">Kontaktperson Anzeigename</text:p>
      <text:h text:style-name="P2" text:outline-level="1">E-Mail Benachrichtigungen</text:h>
      <text:p text:style-name="P3">Email Nach</text:p>
      <text:p text:style-name="P3">Empfänger</text:p>
      <text:h text:style-name="P2" text:outline-level="1">User ID Verknüpfung</text:h>
      <text:p text:style-name="P3">ID Verknüpfung Feld</text:p>
      <text:h text:style-name="P2" text:outline-level="1">Rechte</text:h>
      <text:p text:style-name="P3">Bearbeiten Erlaubt</text:p>
      <text:p text:style-name="P3"><text:soft-page-break/>Erstellen Erlaubt</text:p>
      <text:p text:style-name="P3">Formularverhalten</text:p>
      <text:p text:style-name="P3">Zugang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31T13:47:35.716000000</meta:creation-date>
    <dc:date>2025-03-31T17:01:16.883000000</dc:date>
    <meta:editing-duration>PT1H39M20S</meta:editing-duration>
    <meta:editing-cycles>9</meta:editing-cycles>
    <meta:generator>LibreOffice/24.2.4.2$Windows_X86_64 LibreOffice_project/51a6219feb6075d9a4c46691dcfe0cd9c4fff3c2</meta:generator>
    <meta:document-statistic meta:table-count="0" meta:image-count="0" meta:object-count="0" meta:page-count="4" meta:paragraph-count="63" meta:word-count="931" meta:character-count="6159" meta:non-whitespace-character-count="5302"/>
  </office:meta>
</office:document-meta>
</file>